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4" svg:stroke-width="0.018cm" svg:stroke-color="#ffffff" svg:stroke-opacity="0%" draw:stroke-linejoin="round" svg:stroke-linecap="butt" draw:fill="solid" draw:fill-color="#808080" draw:opacity="100%" draw:textarea-horizontal-align="center" draw:textarea-vertical-align="middle" fo:padding-top="0.009cm" fo:padding-bottom="0.009cm" fo:padding-left="0.009cm" fo:padding-right="0.009cm"/>
    </style:style>
    <style:style style:name="gr2" style:family="graphic" style:parent-style-name="standard">
      <style:graphic-properties draw:stroke="solid" draw:stroke-dash="Dash_20_Dot_20_4" svg:stroke-width="0.353cm" svg:stroke-color="#0000ff" svg:stroke-opacity="50%" draw:stroke-linejoin="round" svg:stroke-linecap="butt" draw:fill="solid" draw:fill-color="#ff0000" draw:opacity="50%" draw:textarea-horizontal-align="center" draw:textarea-vertical-align="middle" fo:padding-top="0.176cm" fo:padding-bottom="0.176cm" fo:padding-left="0.176cm" fo:padding-right="0.176cm"/>
    </style:style>
    <style:style style:name="P1" style:family="paragraph">
      <loext:graphic-properties draw:fill="solid" draw:fill-color="#808080" draw:opacity="100%"/>
      <style:paragraph-properties fo:text-align="center"/>
      <style:text-properties fo:font-size="12pt"/>
    </style:style>
    <style:style style:name="P2" style:family="paragraph">
      <loext:graphic-properties draw:fill="solid" draw:fill-color="#ff0000" draw:opacity="50%"/>
      <style:paragraph-properties fo:text-align="center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47cm" svg:height="2.47cm" svg:x="9.635cm" svg:y="12.8cm">
          <text:p/>
        </draw:rect>
        <draw:circle draw:style-name="gr2" draw:text-style-name="P2" draw:layer="layout" svg:width="1.765cm" svg:height="1.765cm" svg:x="10.041cm" svg:y="13.206cm">
          <text:p/>
        </draw:circl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istance="0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15:48:35.002372263</meta:creation-date>
    <dc:date>2022-11-20T15:49:43.368778560</dc:date>
    <meta:editing-duration>PT1M9S</meta:editing-duration>
    <meta:editing-cycles>2</meta:editing-cycles>
    <meta:generator>LibreOfficeDev/7.5.0.0.alpha0$Linux_X86_64 LibreOffice_project/281abaa86a43b15fdfa408e7d0af8532e5916a67</meta:generator>
    <meta:document-statistic meta:object-count="2"/>
  </office:meta>
</office:document-meta>
</file>